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ject Title:</text:span></text:p>
            <text:p><text:span text:style-name="T1"/></text:p>
            <text:p><text:span text:style-name="T1">Name:</text:span> Kyle Drummon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Page Scraping, or a Web Crawl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217cm" svg:y="1.066cm" presentation:class="title" presentation:user-transformed="true">
          <draw:text-box>
            <text:p>Why I Chose this Projec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concerns during the projec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Backgroun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I approached the projec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s I face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 could have done bet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 learne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rovements I could mak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4T23:33:28.372975391</meta:creation-date>
    <meta:generator>LibreOffice/5.1.6.2$Linux_X86_64 LibreOffice_project/10m0$Build-2</meta:generator>
    <dc:date>2018-03-26T02:51:05.904748055</dc:date>
    <meta:editing-duration>PT10M10S</meta:editing-duration>
    <meta:editing-cycles>9</meta:editing-cycles>
    <meta:document-statistic meta:object-count="64"/>
  </office:meta>
</office:document-meta>
</file>